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: 15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4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82.915" calcext:value-type="float">
            <text:p>82.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0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2.0837" calcext:value-type="float">
            <text:p>72.0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6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9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5.8565" calcext:value-type="float">
            <text:p>75.8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5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636" calcext:value-type="float">
            <text:p>86.636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2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501" calcext:value-type="float">
            <text:p>97.50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4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3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2.5625" calcext:value-type="float">
            <text:p>72.5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4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3044" calcext:value-type="float">
            <text:p>93.304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8858" calcext:value-type="float">
            <text:p>93.885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9657" calcext:value-type="float">
            <text:p>91.9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6933" calcext:value-type="float">
            <text:p>97.6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6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8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3234" calcext:value-type="float">
            <text:p>93.323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4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0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4987" calcext:value-type="float">
            <text:p>94.4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5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6.043" calcext:value-type="float">
            <text:p>86.04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1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6.6194" calcext:value-type="float">
            <text:p>76.6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7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1332" calcext:value-type="float">
            <text:p>91.1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3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2573" calcext:value-type="float">
            <text:p>93.2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4423" calcext:value-type="float">
            <text:p>83.4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7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9663" calcext:value-type="float">
            <text:p>88.9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781" calcext:value-type="float">
            <text:p>95.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4.2179" calcext:value-type="float">
            <text:p>84.2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3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7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7.727" calcext:value-type="float">
            <text:p>67.727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95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1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185" calcext:value-type="float">
            <text:p>91.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7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2936" calcext:value-type="float">
            <text:p>92.2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6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3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4036" calcext:value-type="float">
            <text:p>91.4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5604" calcext:value-type="float">
            <text:p>94.5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5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1064" calcext:value-type="float">
            <text:p>95.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1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4.8619" calcext:value-type="float">
            <text:p>84.8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8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60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25:06.294100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29:39.47127096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84" meta:object-count="0"/>
  </office:meta>
</office:document-meta>
</file>